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Gentium Basic" svg:font-family="'Gentium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99cm"/>
    </style:style>
    <style:style style:name="Table1.B" style:family="table-column">
      <style:table-column-properties style:column-width="6.006cm"/>
    </style:style>
    <style:style style:name="Table1.C" style:family="table-column">
      <style:table-column-properties style:column-width="8.017cm"/>
    </style:style>
    <style:style style:name="Table1.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0000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C3"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0.05pt solid #000000" fo:border-top="none" fo:border-bottom="0.05pt solid #000000"/>
    </style:style>
    <style:style style:name="Table1.A10" style:family="table-cell">
      <style:table-cell-properties style:vertical-align="middle" fo:padding="0.097cm" fo:border-left="0.05pt solid #000000" fo:border-right="none" fo:border-top="none" fo:border-bottom="0.05pt solid #000000"/>
    </style:style>
    <style:style style:name="Table1.B10" style:family="table-cell">
      <style:table-cell-properties style:vertical-align="middle" fo:padding="0.097cm" fo:border-left="0.05pt solid #000000" fo:border-right="none" fo:border-top="none" fo:border-bottom="0.05pt solid #000000"/>
    </style:style>
    <style:style style:name="Table1.C10"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7.408cm"/>
    </style:style>
    <style:style style:name="Table3.B" style:family="table-column">
      <style:table-column-properties style:column-width="3.925cm"/>
    </style:style>
    <style:style style:name="Table3.C" style:family="table-column">
      <style:table-column-properties style:column-width="5.68cm"/>
    </style:style>
    <style:style style:name="Table3.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3.C1" style:family="table-cell">
      <style:table-cell-properties style:vertical-align="middle" fo:background-color="#000000"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3.C3"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3.A4"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e3.C4"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5.067cm" table:align="right"/>
    </style:style>
    <style:style style:name="Table2.A" style:family="table-column">
      <style:table-column-properties style:column-width="8.793cm"/>
    </style:style>
    <style:style style:name="Table2.B" style:family="table-column">
      <style:table-column-properties style:column-width="6.27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Gentium Basic" officeooo:rsid="0020fd3a" officeooo:paragraph-rsid="0020fd3a"/>
    </style:style>
    <style:style style:name="P2" style:family="paragraph" style:parent-style-name="Standard">
      <style:paragraph-properties fo:text-align="start" style:justify-single-word="false"/>
      <style:text-properties style:font-name="Gentium Basic" fo:font-size="14pt" fo:text-shadow="none" fo:font-weight="normal" officeooo:rsid="0025de1b" officeooo:paragraph-rsid="0025de1b"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style:font-name="Gentium Basic" fo:font-size="14pt" officeooo:rsid="001eb7ad" officeooo:paragraph-rsid="0040eabf" style:font-size-asian="12.25pt" style:font-size-complex="14pt"/>
    </style:style>
    <style:style style:name="P4" style:family="paragraph" style:parent-style-name="Standard">
      <style:paragraph-properties fo:text-align="center" style:justify-single-word="false"/>
      <style:text-properties style:font-name="Gentium Basic" fo:font-size="14pt" officeooo:paragraph-rsid="0040eabf" style:font-size-asian="12.25pt" style:font-size-complex="14pt"/>
    </style:style>
    <style:style style:name="P5" style:family="paragraph" style:parent-style-name="Standard">
      <style:paragraph-properties fo:text-align="center" style:justify-single-word="false"/>
      <style:text-properties style:font-name="Gentium Basic" fo:font-size="14pt" officeooo:rsid="000d4907" officeooo:paragraph-rsid="0040eabf" style:font-size-asian="12.25pt" style:font-size-complex="14pt"/>
    </style:style>
    <style:style style:name="P6" style:family="paragraph" style:parent-style-name="Standard">
      <style:paragraph-properties fo:text-align="end" style:justify-single-word="false"/>
      <style:text-properties style:font-name="Gentium Basic" fo:font-size="14pt" officeooo:rsid="0040eabf" officeooo:paragraph-rsid="0040eabf" style:font-size-asian="12.25pt" style:font-size-complex="14pt"/>
    </style:style>
    <style:style style:name="P7" style:family="paragraph" style:parent-style-name="Standard">
      <style:paragraph-properties fo:text-align="start" style:justify-single-word="false"/>
      <style:text-properties style:font-name="Gentium Basic" officeooo:rsid="0027b587" officeooo:paragraph-rsid="0027b587"/>
    </style:style>
    <style:style style:name="P8" style:family="paragraph" style:parent-style-name="Standard">
      <style:paragraph-properties fo:text-align="center" style:justify-single-word="false"/>
      <style:text-properties style:font-name="Gentium Basic" fo:font-size="36pt" fo:text-shadow="1pt 1pt" officeooo:rsid="001eb7ad" officeooo:paragraph-rsid="0040eabf" style:font-size-asian="36pt" style:font-size-complex="36pt"/>
    </style:style>
    <style:style style:name="P9" style:family="paragraph" style:parent-style-name="Standard">
      <style:paragraph-properties fo:text-align="center" style:justify-single-word="false"/>
      <style:text-properties style:font-name="Gentium Basic" fo:font-size="20pt" officeooo:rsid="001eb7ad" officeooo:paragraph-rsid="0040eabf" style:font-size-asian="17.5pt" style:font-size-complex="20pt"/>
    </style:style>
    <style:style style:name="P10" style:family="paragraph" style:parent-style-name="Standard">
      <style:paragraph-properties fo:text-align="center" style:justify-single-word="false"/>
      <style:text-properties style:font-name="Gentium Basic" fo:font-size="18pt" officeooo:rsid="001eb7ad" officeooo:paragraph-rsid="0040eabf" style:font-size-asian="18pt" style:font-size-complex="18pt"/>
    </style:style>
    <style:style style:name="P11" style:family="paragraph" style:parent-style-name="Standard">
      <style:paragraph-properties fo:text-align="center" style:justify-single-word="false"/>
      <style:text-properties style:text-position="0% 100%" style:font-name="Gentium Basic" fo:font-size="18pt" fo:text-shadow="1pt 1pt" officeooo:rsid="001eb7ad" officeooo:paragraph-rsid="0040eabf" style:font-size-asian="18pt" style:font-size-complex="18pt"/>
    </style:style>
    <style:style style:name="P12" style:family="paragraph" style:parent-style-name="Standard">
      <style:paragraph-properties fo:text-align="center" style:justify-single-word="false"/>
      <style:text-properties style:text-line-through-style="none" style:text-line-through-type="none" style:font-name="Gentium Basic" fo:font-size="24pt" fo:font-style="normal" fo:text-shadow="1pt 1pt" style:text-underline-style="none" fo:font-weight="normal" officeooo:rsid="001eb7ad" officeooo:paragraph-rsid="0040eabf" style:font-size-asian="24pt" style:font-style-asian="normal" style:font-weight-asian="normal" style:font-size-complex="24pt" style:font-style-complex="normal" style:font-weight-complex="normal"/>
    </style:style>
    <style:style style:name="P13" style:family="paragraph" style:parent-style-name="Table_20_Contents">
      <style:paragraph-properties fo:text-align="start" style:justify-single-word="false"/>
      <style:text-properties style:font-name="Gentium Basic" officeooo:rsid="0039caff" officeooo:paragraph-rsid="0039caff"/>
    </style:style>
    <style:style style:name="P14" style:family="paragraph" style:parent-style-name="Table_20_Contents">
      <style:paragraph-properties fo:text-align="start" style:justify-single-word="false"/>
      <style:text-properties style:font-name="Gentium Basic" officeooo:rsid="003ba5e6" officeooo:paragraph-rsid="003ba5e6"/>
    </style:style>
    <style:style style:name="P15" style:family="paragraph" style:parent-style-name="Table_20_Contents">
      <style:paragraph-properties fo:text-align="center" style:justify-single-word="false"/>
      <style:text-properties style:font-name="Gentium Basic" officeooo:rsid="003ba5e6" officeooo:paragraph-rsid="003ba5e6"/>
    </style:style>
    <style:style style:name="P16" style:family="paragraph" style:parent-style-name="Table_20_Contents">
      <style:paragraph-properties fo:text-align="center" style:justify-single-word="false"/>
      <style:text-properties style:font-name="Gentium Basic" fo:font-weight="bold" officeooo:rsid="0039caff" officeooo:paragraph-rsid="0039caff" style:font-weight-asian="bold" style:font-weight-complex="bold"/>
    </style:style>
    <style:style style:name="P17" style:family="paragraph" style:parent-style-name="Table_20_Contents">
      <style:paragraph-properties fo:text-align="center" style:justify-single-word="false"/>
      <style:text-properties style:font-name="Gentium Basic" fo:font-size="14pt" officeooo:rsid="000d4907" officeooo:paragraph-rsid="0040eabf" style:font-size-asian="14pt" style:font-size-complex="14pt"/>
    </style:style>
    <style:style style:name="P18" style:family="paragraph" style:parent-style-name="Table_20_Contents">
      <style:paragraph-properties fo:text-align="center" style:justify-single-word="false"/>
      <style:text-properties style:font-name="Gentium Basic" fo:font-size="14pt" officeooo:rsid="000f4021" officeooo:paragraph-rsid="0040eabf" style:font-size-asian="14pt" style:font-size-complex="14pt"/>
    </style:style>
    <style:style style:name="P19" style:family="paragraph" style:parent-style-name="Table_20_Contents">
      <style:paragraph-properties fo:text-align="center" style:justify-single-word="false"/>
      <style:text-properties style:font-name="Gentium Basic" fo:font-size="12pt" officeooo:rsid="000d4907" officeooo:paragraph-rsid="0040eabf" style:font-size-asian="12pt" style:font-size-complex="12pt"/>
    </style:style>
    <style:style style:name="P20" style:family="paragraph" style:parent-style-name="Table_20_Contents">
      <style:paragraph-properties fo:text-align="center" style:justify-single-word="false"/>
      <style:text-properties style:font-name="Gentium Basic" fo:font-size="12pt" officeooo:rsid="000f4021" officeooo:paragraph-rsid="0040eabf" style:font-size-asian="12pt" style:font-size-complex="12pt"/>
    </style:style>
    <style:style style:name="P21" style:family="paragraph" style:parent-style-name="Table_20_Contents">
      <style:paragraph-properties fo:text-align="center" style:justify-single-word="false"/>
      <style:text-properties style:font-name="Gentium Basic" fo:font-size="12pt" officeooo:rsid="0011017e" officeooo:paragraph-rsid="0040eabf" style:font-size-asian="12pt" style:font-size-complex="12pt"/>
    </style:style>
    <style:style style:name="P22" style:family="paragraph" style:parent-style-name="Table_20_Contents">
      <style:paragraph-properties fo:text-align="center" style:justify-single-word="false"/>
      <style:text-properties style:font-name="Gentium Basic" fo:font-size="12pt" officeooo:rsid="0040eabf" officeooo:paragraph-rsid="0040eabf" style:font-size-asian="12pt" style:font-size-complex="12pt"/>
    </style:style>
    <style:style style:name="P23" style:family="paragraph" style:parent-style-name="Table_20_Contents">
      <style:paragraph-properties fo:text-align="center" style:justify-single-word="false"/>
      <style:text-properties style:use-window-font-color="true" style:font-name="Gentium Basic" fo:font-size="14pt" officeooo:rsid="000d4907" officeooo:paragraph-rsid="0040eabf" style:font-size-asian="14pt" style:font-size-complex="14pt"/>
    </style:style>
    <style:style style:name="P24" style:family="paragraph" style:parent-style-name="Table_20_Contents">
      <style:paragraph-properties fo:text-align="center" style:justify-single-word="false"/>
      <style:text-properties style:use-window-font-color="true" style:font-name="Gentium Basic" fo:font-size="12pt" officeooo:rsid="000d4907" officeooo:paragraph-rsid="0040eabf" style:font-size-asian="12pt" style:font-size-complex="12pt"/>
    </style:style>
    <style:style style:name="P25" style:family="paragraph" style:parent-style-name="Text_20_body">
      <style:text-properties style:font-name="Gentium Basic" fo:font-size="14pt" officeooo:rsid="000d4907" officeooo:paragraph-rsid="0040eabf" style:font-size-asian="14pt" style:font-size-complex="14pt"/>
    </style:style>
    <style:style style:name="P26" style:family="paragraph" style:parent-style-name="Text_20_body">
      <style:paragraph-properties fo:break-before="page"/>
      <style:text-properties style:font-name="Gentium Basic" fo:font-size="14pt" officeooo:rsid="000d4907" officeooo:paragraph-rsid="0040eabf" style:font-size-asian="14pt" style:font-size-complex="14pt"/>
    </style:style>
    <style:style style:name="P27" style:family="paragraph" style:parent-style-name="Standard">
      <style:paragraph-properties fo:text-align="start" style:justify-single-word="false"/>
      <style:text-properties style:font-name="Gentium Basic" fo:font-size="14pt" fo:text-shadow="1pt 1pt" fo:font-weight="bold" officeooo:rsid="0025de1b" officeooo:paragraph-rsid="0040eabf" style:font-size-asian="12.25pt" style:font-weight-asian="bold" style:font-size-complex="14pt" style:font-weight-complex="bold"/>
    </style:style>
    <style:style style:name="P28" style:family="paragraph" style:parent-style-name="Standard" style:list-style-name="L1">
      <style:paragraph-properties fo:text-align="start" style:justify-single-word="false"/>
      <style:text-properties style:font-name="Gentium Basic" fo:font-size="12pt" officeooo:rsid="0027b587" officeooo:paragraph-rsid="0027b587" style:font-size-asian="10.5pt" style:font-size-complex="12pt"/>
    </style:style>
    <style:style style:name="P29" style:family="paragraph" style:parent-style-name="Standard" style:list-style-name="L1">
      <style:paragraph-properties fo:text-align="start" style:justify-single-word="false"/>
      <style:text-properties style:font-name="Gentium Basic" fo:font-size="12pt" officeooo:rsid="00289861" officeooo:paragraph-rsid="00289861" style:font-size-asian="10.5pt" style:font-size-complex="12pt"/>
    </style:style>
    <style:style style:name="P30" style:family="paragraph" style:parent-style-name="Standard" style:list-style-name="L1">
      <style:paragraph-properties fo:text-align="start" style:justify-single-word="false"/>
      <style:text-properties style:font-name="Gentium Basic" fo:font-size="12pt" fo:text-shadow="1pt 1pt" fo:font-weight="bold" officeooo:rsid="00289861" officeooo:paragraph-rsid="0038c71d" fo:background-color="#ffffff" style:font-size-asian="12pt" style:font-weight-asian="bold" style:font-size-complex="12pt" style:font-weight-complex="bold"/>
    </style:style>
    <style:style style:name="P31" style:family="paragraph" style:parent-style-name="Standard" style:list-style-name="L1">
      <style:paragraph-properties fo:text-align="start" style:justify-single-word="false"/>
      <style:text-properties style:font-name="Gentium Basic" fo:font-size="12pt" fo:text-shadow="1pt 1pt" fo:font-weight="bold" officeooo:rsid="00289861" officeooo:paragraph-rsid="0038c71d" style:font-size-asian="12pt" style:font-weight-asian="bold" style:font-size-complex="12pt" style:font-weight-complex="bold"/>
    </style:style>
    <style:style style:name="P32" style:family="paragraph" style:parent-style-name="Standard" style:list-style-name="L1">
      <style:paragraph-properties fo:text-align="start" style:justify-single-word="false"/>
      <style:text-properties style:font-name="Gentium Basic" fo:font-size="12pt" officeooo:paragraph-rsid="0038c71d" fo:background-color="#ffffff" style:font-size-asian="12pt" style:font-size-complex="12pt"/>
    </style:style>
    <style:style style:name="P33" style:family="paragraph" style:parent-style-name="Standard" style:list-style-name="L1">
      <style:text-properties style:font-name="Gentium Basic" fo:font-size="12pt" officeooo:rsid="004f0b3f" officeooo:paragraph-rsid="003cc6f6" style:font-size-asian="12pt" style:font-size-complex="12pt"/>
    </style:style>
    <style:style style:name="P34" style:family="paragraph" style:parent-style-name="Standard" style:list-style-name="L1">
      <style:text-properties style:font-name="Gentium Basic" fo:font-size="12pt" officeooo:rsid="00513014" officeooo:paragraph-rsid="003cc6f6" style:font-size-asian="12pt" style:font-size-complex="12pt"/>
    </style:style>
    <style:style style:name="P35" style:family="paragraph" style:parent-style-name="Standard" style:list-style-name="L1">
      <style:text-properties style:font-name="Gentium Basic" fo:font-size="12pt" officeooo:rsid="004f80c1" officeooo:paragraph-rsid="003cc6f6" style:font-size-asian="12pt" style:font-size-complex="12pt"/>
    </style:style>
    <style:style style:name="P36" style:family="paragraph" style:parent-style-name="Standard" style:list-style-name="L1">
      <style:text-properties style:font-name="Gentium Basic" fo:font-size="12pt" fo:font-weight="bold" officeooo:rsid="004f80c1" officeooo:paragraph-rsid="003cc6f6" style:font-size-asian="12pt" style:font-weight-asian="bold" style:font-size-complex="12pt" style:font-weight-complex="bold"/>
    </style:style>
    <style:style style:name="P37" style:family="paragraph" style:parent-style-name="Standard" style:list-style-name="L1">
      <style:paragraph-properties fo:text-align="start" style:justify-single-word="false"/>
      <style:text-properties style:font-name="Gentium Basic" fo:font-size="13pt" fo:text-shadow="1pt 1pt" fo:font-weight="bold" officeooo:rsid="00289861" officeooo:paragraph-rsid="0038c71d" style:font-size-asian="11.3500003814697pt" style:font-weight-asian="bold" style:font-size-complex="13pt" style:font-weight-complex="bold"/>
    </style:style>
    <style:style style:name="P38" style:family="paragraph" style:parent-style-name="Standard" style:list-style-name="L1">
      <style:paragraph-properties fo:text-align="start" style:justify-single-word="false"/>
      <style:text-properties style:font-name="Gentium Basic" fo:font-size="13pt" fo:text-shadow="1pt 1pt" fo:font-weight="bold" officeooo:rsid="00289861" officeooo:paragraph-rsid="00310930" style:font-size-asian="11.3500003814697pt" style:font-weight-asian="bold" style:font-size-complex="13pt" style:font-weight-complex="bold"/>
    </style:style>
    <style:style style:name="P39" style:family="paragraph" style:parent-style-name="Standard" style:list-style-name="L1">
      <style:paragraph-properties fo:text-align="start" style:justify-single-word="false"/>
      <style:text-properties style:font-name="Gentium Basic" fo:font-size="13pt" fo:text-shadow="1pt 1pt" fo:font-weight="bold" officeooo:rsid="00289861" officeooo:paragraph-rsid="00289861" style:font-size-asian="11.3500003814697pt" style:font-weight-asian="bold" style:font-size-complex="13pt" style:font-weight-complex="bold"/>
    </style:style>
    <style:style style:name="P40" style:family="paragraph" style:parent-style-name="Standard" style:list-style-name="L1">
      <style:paragraph-properties fo:text-align="start" style:justify-single-word="false"/>
      <style:text-properties style:font-name="Gentium Basic" fo:font-size="13pt" fo:text-shadow="1pt 1pt" fo:font-weight="bold" officeooo:rsid="00289861" officeooo:paragraph-rsid="003ba5e6" style:font-size-asian="11.3500003814697pt" style:font-weight-asian="bold" style:font-size-complex="13pt" style:font-weight-complex="bold"/>
    </style:style>
    <style:style style:name="P41" style:family="paragraph" style:parent-style-name="Standard" style:list-style-name="L1">
      <style:paragraph-properties fo:text-align="start" style:justify-single-word="false"/>
      <style:text-properties style:font-name="Gentium Basic" fo:font-size="13pt" fo:text-shadow="1pt 1pt" fo:font-weight="bold" officeooo:rsid="00289861" officeooo:paragraph-rsid="0040f187" style:font-size-asian="11.3500003814697pt" style:font-weight-asian="bold" style:font-size-complex="13pt" style:font-weight-complex="bold"/>
    </style:style>
    <style:style style:name="P42" style:family="paragraph" style:parent-style-name="Standard" style:list-style-name="L2">
      <style:paragraph-properties fo:text-align="start" style:justify-single-word="false"/>
      <style:text-properties style:font-name="Gentium Basic" fo:font-size="13pt" fo:text-shadow="1pt 1pt" fo:font-weight="bold" officeooo:rsid="00289861" officeooo:paragraph-rsid="0039caff" style:font-size-asian="11.3500003814697pt" style:font-weight-asian="bold" style:font-size-complex="13pt" style:font-weight-complex="bold"/>
    </style:style>
    <style:style style:name="P43" style:family="paragraph" style:parent-style-name="Standard" style:list-style-name="L2">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44" style:family="paragraph" style:parent-style-name="Standard" style:list-style-name="L3">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45" style:family="paragraph" style:parent-style-name="Standard" style:list-style-name="L4">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46" style:family="paragraph" style:parent-style-name="Standard" style:list-style-name="L5">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47" style:family="paragraph" style:parent-style-name="Standard" style:list-style-name="L6">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48" style:family="paragraph" style:parent-style-name="Standard" style:list-style-name="L7">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49" style:family="paragraph" style:parent-style-name="Standard" style:list-style-name="L8">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50" style:family="paragraph" style:parent-style-name="Standard" style:list-style-name="L9">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51" style:family="paragraph" style:parent-style-name="Standard" style:list-style-name="L1">
      <style:paragraph-properties fo:text-align="start" style:justify-single-word="false"/>
      <style:text-properties style:font-name="Gentium Basic" fo:font-size="13pt" fo:text-shadow="none" fo:font-weight="normal" officeooo:rsid="00289861" officeooo:paragraph-rsid="0038c71d" style:font-size-asian="11.3500003814697pt" style:font-weight-asian="normal" style:font-size-complex="13pt" style:font-weight-complex="normal"/>
    </style:style>
    <style:style style:name="P52" style:family="paragraph" style:parent-style-name="Standard" style:list-style-name="L1">
      <style:paragraph-properties fo:text-align="start" style:justify-single-word="false"/>
      <style:text-properties style:font-name="Gentium Basic" fo:font-size="11pt" fo:text-shadow="none" fo:font-weight="normal" officeooo:rsid="00364f1c" officeooo:paragraph-rsid="0038c71d" style:font-size-asian="9.60000038146973pt" style:font-weight-asian="normal" style:font-size-complex="11pt" style:font-weight-complex="normal"/>
    </style:style>
    <style:style style:name="P53" style:family="paragraph" style:parent-style-name="Standard" style:list-style-name="L2">
      <style:paragraph-properties fo:text-align="start" style:justify-single-word="false"/>
      <style:text-properties style:font-name="Gentium Basic" fo:text-shadow="1pt 1pt" fo:font-weight="bold" officeooo:paragraph-rsid="0039caff" style:font-weight-asian="bold" style:font-weight-complex="bold"/>
    </style:style>
    <style:style style:name="P54" style:family="paragraph" style:parent-style-name="Standard" style:list-style-name="L2">
      <style:paragraph-properties fo:text-align="start" style:justify-single-word="false"/>
      <style:text-properties style:font-name="Gentium Basic" fo:text-shadow="1pt 1pt" fo:font-weight="bold" officeooo:paragraph-rsid="003ba5e6" style:font-weight-asian="bold" style:font-weight-complex="bold"/>
    </style:style>
    <style:style style:name="P55" style:family="paragraph" style:parent-style-name="Standard" style:list-style-name="L2">
      <style:paragraph-properties fo:text-align="start" style:justify-single-word="false"/>
      <style:text-properties style:font-name="Gentium Basic" fo:font-weight="bold" officeooo:paragraph-rsid="003cc6f6" style:font-weight-asian="bold" style:font-weight-complex="bold"/>
    </style:style>
    <style:style style:name="P56" style:family="paragraph" style:parent-style-name="Standard" style:list-style-name="L1">
      <style:text-properties officeooo:paragraph-rsid="003cc6f6"/>
    </style:style>
    <style:style style:name="P57" style:family="paragraph" style:parent-style-name="Standard" style:list-style-name="L1">
      <style:paragraph-properties fo:text-align="start" style:justify-single-word="false"/>
      <style:text-properties fo:font-weight="bold" officeooo:paragraph-rsid="003cc6f6" style:font-weight-asian="bold" style:font-weight-complex="bold"/>
    </style:style>
    <style:style style:name="P58" style:family="paragraph" style:parent-style-name="Standard">
      <style:paragraph-properties fo:text-align="center" style:justify-single-word="false"/>
      <style:text-properties style:text-line-through-style="none" style:text-line-through-type="none" style:font-name="Gentium Basic" fo:font-size="24pt" fo:font-style="normal" fo:text-shadow="1pt 1pt" style:text-underline-style="none" fo:font-weight="normal" officeooo:rsid="00433147" officeooo:paragraph-rsid="00433147" style:font-size-asian="24pt" style:font-style-asian="normal" style:font-weight-asian="normal" style:font-size-complex="24pt" style:font-style-complex="normal" style:font-weight-complex="normal"/>
    </style:style>
    <style:style style:name="T1" style:family="text">
      <style:text-properties officeooo:rsid="0040eabf"/>
    </style:style>
    <style:style style:name="T2" style:family="text">
      <style:text-properties officeooo:rsid="002560ab"/>
    </style:style>
    <style:style style:name="T3" style:family="text">
      <style:text-properties style:text-position="super 58%"/>
    </style:style>
    <style:style style:name="T4" style:family="text">
      <style:text-properties style:text-position="super 58%" officeooo:rsid="0040eabf"/>
    </style:style>
    <style:style style:name="T5" style:family="text">
      <style:text-properties officeooo:rsid="0027b587"/>
    </style:style>
    <style:style style:name="T6" style:family="text">
      <style:text-properties fo:font-size="11pt" fo:text-shadow="none" fo:font-weight="normal" officeooo:rsid="00342d6b" fo:background-color="#ffffff" loext:char-shading-value="0" style:font-size-asian="11pt" style:font-weight-asian="normal" style:font-size-complex="11pt" style:font-weight-complex="normal"/>
    </style:style>
    <style:style style:name="T7" style:family="text">
      <style:text-properties officeooo:rsid="002d3b0e"/>
    </style:style>
    <style:style style:name="T8" style:family="text">
      <style:text-properties fo:text-shadow="none"/>
    </style:style>
    <style:style style:name="T9" style:family="text">
      <style:text-properties fo:text-shadow="none" fo:font-weight="normal" style:font-weight-asian="normal" style:font-weight-complex="normal"/>
    </style:style>
    <style:style style:name="T10" style:family="text">
      <style:text-properties fo:text-shadow="none" fo:font-weight="normal" officeooo:rsid="002d3b0e" style:font-weight-asian="normal" style:font-weight-complex="normal"/>
    </style:style>
    <style:style style:name="T11" style:family="text">
      <style:text-properties fo:text-shadow="none" fo:font-weight="normal" officeooo:rsid="00457c53" style:font-weight-asian="normal" style:font-weight-complex="normal"/>
    </style:style>
    <style:style style:name="T12" style:family="text">
      <style:text-properties fo:text-shadow="none" fo:font-weight="normal" officeooo:rsid="00436679" style:font-weight-asian="normal" style:font-weight-complex="normal"/>
    </style:style>
    <style:style style:name="T13" style:family="text">
      <style:text-properties fo:text-shadow="none" fo:font-weight="normal" officeooo:rsid="002e86d8" style:font-weight-asian="normal" style:font-weight-complex="normal"/>
    </style:style>
    <style:style style:name="T14" style:family="text">
      <style:text-properties fo:text-shadow="none" fo:font-weight="normal" officeooo:rsid="002ea0b1" style:font-weight-asian="normal" style:font-weight-complex="normal"/>
    </style:style>
    <style:style style:name="T15" style:family="text">
      <style:text-properties fo:text-shadow="none" fo:font-weight="normal" officeooo:rsid="00364f1c" style:font-weight-asian="normal" style:font-weight-complex="normal"/>
    </style:style>
    <style:style style:name="T16" style:family="text">
      <style:text-properties fo:text-shadow="none" fo:font-weight="normal" officeooo:rsid="0040f187" style:font-weight-asian="normal" style:font-weight-complex="normal"/>
    </style:style>
    <style:style style:name="T17" style:family="text">
      <style:text-properties fo:text-shadow="none" fo:font-weight="normal" officeooo:rsid="0032d6f7" fo:background-color="#ffffff" loext:char-shading-value="0" style:font-weight-asian="normal" style:font-weight-complex="normal"/>
    </style:style>
    <style:style style:name="T18" style:family="text">
      <style:text-properties fo:text-shadow="none" fo:font-weight="normal" officeooo:rsid="00364f1c" fo:background-color="#ffffff" loext:char-shading-value="0" style:font-weight-asian="normal" style:font-weight-complex="normal"/>
    </style:style>
    <style:style style:name="T19" style:family="text">
      <style:text-properties officeooo:rsid="0038c71d"/>
    </style:style>
    <style:style style:name="T20" style:family="text">
      <style:text-properties style:font-name="Gentium Basic" fo:font-size="12pt" fo:text-shadow="none" fo:font-weight="normal" officeooo:rsid="00565341" fo:background-color="#ffffff" loext:char-shading-value="0" style:font-size-asian="12pt" style:font-weight-asian="normal" style:font-size-complex="12pt" style:font-weight-complex="normal"/>
    </style:style>
    <style:style style:name="T21" style:family="text">
      <style:text-properties style:font-name="Gentium Basic" fo:font-size="12pt" fo:text-shadow="none" fo:font-weight="normal" officeooo:rsid="0041aa90" fo:background-color="#ffffff" loext:char-shading-value="0" style:font-size-asian="12pt" style:font-weight-asian="normal" style:font-size-complex="12pt" style:font-weight-complex="normal"/>
    </style:style>
    <style:style style:name="T22" style:family="text">
      <style:text-properties style:font-name="Gentium Basic" fo:font-size="12pt" fo:text-shadow="none" fo:font-weight="normal" officeooo:rsid="00436679" fo:background-color="#ffffff" loext:char-shading-value="0" style:font-size-asian="12pt" style:font-weight-asian="normal" style:font-size-complex="12pt" style:font-weight-complex="normal"/>
    </style:style>
    <style:style style:name="T23" style:family="text">
      <style:text-properties style:font-name="Gentium Basic" fo:font-size="12pt" fo:text-shadow="none" fo:font-weight="normal" officeooo:rsid="00289861" style:font-size-asian="12pt" style:font-weight-asian="normal" style:font-size-complex="12pt" style:font-weight-complex="normal"/>
    </style:style>
    <style:style style:name="T24" style:family="text">
      <style:text-properties style:font-name="Gentium Basic" fo:font-size="12pt" fo:text-shadow="none" fo:font-weight="normal" officeooo:rsid="004f0b3f" style:font-size-asian="12pt" style:font-weight-asian="normal" style:font-size-complex="12pt" style:font-weight-complex="normal"/>
    </style:style>
    <style:style style:name="T25" style:family="text">
      <style:text-properties style:font-name="Gentium Basic" fo:font-size="12pt" officeooo:rsid="004f80c1" style:font-size-asian="12pt" style:font-size-complex="12pt"/>
    </style:style>
    <style:style style:name="T26" style:family="text">
      <style:text-properties style:font-name="Gentium Basic" fo:font-size="12pt" fo:text-shadow="1pt 1pt" fo:font-weight="bold" officeooo:rsid="00289861" style:font-size-asian="12pt" style:font-weight-asian="bold" style:font-size-complex="12pt" style:font-weight-complex="bold"/>
    </style:style>
    <style:style style:name="T27" style:family="text">
      <style:text-properties style:font-name="Gentium Basic" fo:font-size="12pt" fo:text-shadow="1pt 1pt" officeooo:rsid="00289861" style:font-size-asian="12pt" style:font-size-complex="12pt"/>
    </style:style>
    <style:style style:name="T28" style:family="text">
      <style:text-properties style:font-name="Gentium Basic" fo:font-size="12pt" fo:font-style="italic" fo:text-shadow="1pt 1pt" style:text-underline-style="none" officeooo:rsid="004f80c1" style:font-size-asian="12pt" style:font-style-asian="italic" style:font-size-complex="12pt" style:font-style-complex="italic"/>
    </style:style>
    <style:style style:name="T29" style:family="text">
      <style:text-properties style:font-name="Gentium Basic" fo:font-size="12pt" fo:font-style="italic" style:text-underline-style="none" officeooo:rsid="004f80c1" style:font-size-asian="12pt" style:font-style-asian="italic" style:font-size-complex="12pt" style:font-style-complex="italic"/>
    </style:style>
    <style:style style:name="T30" style:family="text">
      <style:text-properties style:font-name="Gentium Basic" fo:font-size="13pt" fo:text-shadow="1pt 1pt" fo:font-weight="bold" officeooo:rsid="00289861" style:font-size-asian="11.3500003814697pt" style:font-weight-asian="bold" style:font-size-complex="13pt" style:font-weight-complex="bold"/>
    </style:style>
    <style:style style:name="T31" style:family="text">
      <style:text-properties style:font-name="Gentium Basic" fo:font-size="13pt" fo:text-shadow="1pt 1pt" officeooo:rsid="00289861" style:font-size-asian="11.3500003814697pt" style:font-size-complex="13pt"/>
    </style:style>
    <style:style style:name="T32" style:family="text">
      <style:text-properties fo:font-size="13pt" officeooo:rsid="00289861" style:font-size-asian="11.3500003814697pt" style:font-size-complex="13pt"/>
    </style:style>
    <style:style style:name="T33" style:family="text">
      <style:text-properties fo:font-size="13pt" style:font-size-asian="13pt" style:font-size-complex="13pt"/>
    </style:style>
    <style:style style:name="T34" style:family="text">
      <style:text-properties fo:font-size="13pt" fo:text-shadow="1pt 1pt" officeooo:rsid="00289861" style:font-size-asian="11.3500003814697pt" style:font-size-complex="13pt"/>
    </style:style>
    <style:style style:name="T35" style:family="text">
      <style:text-properties fo:font-size="12pt" style:font-size-asian="12pt" style:font-size-complex="12pt"/>
    </style:style>
    <style:style style:name="T36" style:family="text">
      <style:text-properties fo:font-size="12pt" fo:text-shadow="none" fo:font-weight="normal" style:font-size-asian="12pt" style:font-weight-asian="normal" style:font-size-complex="12pt" style:font-weight-complex="normal"/>
    </style:style>
    <style:style style:name="T37" style:family="text">
      <style:text-properties fo:font-size="12pt" fo:text-shadow="none" fo:font-weight="normal" officeooo:rsid="00289861" style:font-size-asian="12pt" style:font-weight-asian="normal" style:font-size-complex="12pt" style:font-weight-complex="normal"/>
    </style:style>
    <style:style style:name="T38" style:family="text">
      <style:text-properties fo:font-size="12pt" fo:text-shadow="none" fo:font-weight="normal" officeooo:rsid="002ea0b1" fo:background-color="#ffffff" loext:char-shading-value="0" style:font-size-asian="12pt" style:font-weight-asian="normal" style:font-size-complex="12pt" style:font-weight-complex="normal"/>
    </style:style>
    <style:style style:name="T39" style:family="text">
      <style:text-properties fo:font-size="12pt" fo:text-shadow="none" fo:font-weight="normal" officeooo:rsid="002ff805" fo:background-color="#ffffff" loext:char-shading-value="0" style:font-size-asian="12pt" style:font-weight-asian="normal" style:font-size-complex="12pt" style:font-weight-complex="normal"/>
    </style:style>
    <style:style style:name="T40" style:family="text">
      <style:text-properties fo:font-size="12pt" fo:text-shadow="none" fo:font-weight="normal" officeooo:rsid="00457c53" fo:background-color="#ffffff" loext:char-shading-value="0" style:font-size-asian="12pt" style:font-weight-asian="normal" style:font-size-complex="12pt" style:font-weight-complex="normal"/>
    </style:style>
    <style:style style:name="T41" style:family="text">
      <style:text-properties fo:font-size="12pt" fo:text-shadow="none" fo:font-weight="normal" officeooo:rsid="00364f1c" fo:background-color="#ffffff" loext:char-shading-value="0" style:font-size-asian="12pt" style:font-weight-asian="normal" style:font-size-complex="12pt" style:font-weight-complex="normal"/>
    </style:style>
    <style:style style:name="T42" style:family="text">
      <style:text-properties fo:font-size="12pt" fo:text-shadow="none" fo:font-weight="normal" officeooo:rsid="003136f0" fo:background-color="#ffffff" loext:char-shading-value="0" style:font-size-asian="12pt" style:font-weight-asian="normal" style:font-size-complex="12pt" style:font-weight-complex="normal"/>
    </style:style>
    <style:style style:name="T43" style:family="text">
      <style:text-properties fo:font-size="12pt" fo:text-shadow="none" fo:font-weight="normal" officeooo:rsid="0032d6f7" fo:background-color="#ffffff" loext:char-shading-value="0" style:font-size-asian="12pt" style:font-weight-asian="normal" style:font-size-complex="12pt" style:font-weight-complex="normal"/>
    </style:style>
    <style:style style:name="T44" style:family="text">
      <style:text-properties fo:font-size="12pt" fo:text-shadow="none" fo:font-weight="normal" officeooo:rsid="00548e24" fo:background-color="#ffffff" loext:char-shading-value="0" style:font-size-asian="12pt" style:font-weight-asian="normal" style:font-size-complex="12pt" style:font-weight-complex="normal"/>
    </style:style>
    <style:style style:name="T45" style:family="text">
      <style:text-properties fo:font-size="12pt" fo:text-shadow="none" fo:font-weight="normal" officeooo:rsid="003d59d5" fo:background-color="#ffffff" loext:char-shading-value="0" style:font-size-asian="12pt" style:font-weight-asian="normal" style:font-size-complex="12pt" style:font-weight-complex="normal"/>
    </style:style>
    <style:style style:name="T46" style:family="text">
      <style:text-properties fo:font-size="12pt" fo:text-shadow="none" fo:font-weight="normal" officeooo:rsid="004cdf48" fo:background-color="#ffffff" loext:char-shading-value="0" style:font-size-asian="12pt" style:font-weight-asian="normal" style:font-size-complex="12pt" style:font-weight-complex="normal"/>
    </style:style>
    <style:style style:name="T47" style:family="text">
      <style:text-properties fo:font-size="12pt" fo:text-shadow="none" fo:font-weight="normal" officeooo:rsid="003e50b2" fo:background-color="#ffffff" loext:char-shading-value="0" style:font-size-asian="12pt" style:font-weight-asian="normal" style:font-size-complex="12pt" style:font-weight-complex="normal"/>
    </style:style>
    <style:style style:name="T48" style:family="text">
      <style:text-properties fo:font-size="12pt" fo:text-shadow="none" fo:font-weight="normal" officeooo:rsid="00342d6b" fo:background-color="#ffffff" loext:char-shading-value="0" style:font-size-asian="12pt" style:font-weight-asian="normal" style:font-size-complex="12pt" style:font-weight-complex="normal"/>
    </style:style>
    <style:style style:name="T49" style:family="text">
      <style:text-properties fo:font-size="12pt" fo:text-shadow="none" fo:font-weight="normal" officeooo:rsid="003cf965" fo:background-color="#ffffff" loext:char-shading-value="0" style:font-size-asian="12pt" style:font-weight-asian="normal" style:font-size-complex="12pt" style:font-weight-complex="normal"/>
    </style:style>
    <style:style style:name="T50" style:family="text">
      <style:text-properties fo:font-size="12pt" fo:text-shadow="none" fo:font-weight="normal" officeooo:rsid="00513014" fo:background-color="#ffffff" loext:char-shading-value="0" style:font-size-asian="12pt" style:font-weight-asian="normal" style:font-size-complex="12pt" style:font-weight-complex="normal"/>
    </style:style>
    <style:style style:name="T51" style:family="text">
      <style:text-properties fo:font-size="12pt" fo:text-shadow="none" fo:font-weight="normal" officeooo:rsid="00565341" fo:background-color="#ffffff" loext:char-shading-value="0" style:font-size-asian="12pt" style:font-weight-asian="normal" style:font-size-complex="12pt" style:font-weight-complex="normal"/>
    </style:style>
    <style:style style:name="T52" style:family="text">
      <style:text-properties fo:font-size="12pt" fo:text-shadow="none" fo:font-weight="normal" officeooo:rsid="0041aa90" fo:background-color="#ffffff" loext:char-shading-value="0" style:font-size-asian="12pt" style:font-weight-asian="normal" style:font-size-complex="12pt" style:font-weight-complex="normal"/>
    </style:style>
    <style:style style:name="T53" style:family="text">
      <style:text-properties fo:font-size="12pt" fo:background-color="#ffffff" loext:char-shading-value="0" style:font-size-asian="12pt" style:font-size-complex="12pt"/>
    </style:style>
    <style:style style:name="T54" style:family="text">
      <style:text-properties fo:font-size="12pt" officeooo:rsid="00436679" fo:background-color="#ffffff" loext:char-shading-value="0" style:font-size-asian="12pt" style:font-size-complex="12pt"/>
    </style:style>
    <style:style style:name="T55" style:family="text">
      <style:text-properties fo:font-size="12pt" officeooo:rsid="00457c53" fo:background-color="#ffffff" loext:char-shading-value="0" style:font-size-asian="12pt" style:font-size-complex="12pt"/>
    </style:style>
    <style:style style:name="T56" style:family="text">
      <style:text-properties style:text-underline-style="none"/>
    </style:style>
    <style:style style:name="T57" style:family="text">
      <style:text-properties officeooo:rsid="004f80c1"/>
    </style:style>
    <style:style style:name="T58" style:family="text">
      <style:text-properties fo:font-style="italic" style:text-underline-style="none" style:font-style-asian="italic" style:font-style-complex="italic"/>
    </style:style>
    <style:style style:name="T59" style:family="text">
      <style:text-properties fo:font-style="italic" fo:text-shadow="1pt 1pt" style:text-underline-style="none" style:font-style-asian="italic" style:font-style-complex="italic"/>
    </style:style>
    <style:style style:name="T60" style:family="text">
      <style:text-properties officeooo:rsid="003ba5e6"/>
    </style:style>
    <style:style style:name="T61" style:family="text">
      <style:text-properties officeooo:rsid="003cc6f6"/>
    </style:style>
    <style:style style:name="T62" style:family="text">
      <style:text-properties fo:font-variant="normal" fo:text-transform="none" fo:color="#000000" style:font-name="Gentium Basic" fo:font-size="12pt" fo:letter-spacing="normal" fo:font-style="normal" fo:text-shadow="none" fo:font-weight="normal" fo:background-color="#ffffff" loext:char-shading-value="0" style:font-size-asian="12pt" style:font-weight-asian="normal" style:font-size-complex="12pt" style:font-weight-complex="normal"/>
    </style:style>
    <style:style style:name="T63" style:family="text">
      <style:text-properties fo:font-variant="normal" fo:text-transform="none" fo:color="#000000" style:font-name="Gentium Basic" fo:font-size="12pt" fo:letter-spacing="normal" fo:font-style="normal" fo:text-shadow="none" fo:font-weight="normal" officeooo:rsid="004db6d9" fo:background-color="#ffffff" loext:char-shading-value="0" style:font-size-asian="12pt" style:font-weight-asian="normal" style:font-size-complex="12pt" style:font-weight-complex="normal"/>
    </style:style>
    <style:style style:name="T64" style:family="text">
      <style:text-properties fo:font-variant="normal" fo:text-transform="none" fo:color="#000000" style:font-name="Gentium Basic" fo:font-size="12pt" fo:letter-spacing="normal" fo:font-style="normal" fo:text-shadow="none" fo:font-weight="normal" officeooo:rsid="003cc6f6" fo:background-color="#ffffff" loext:char-shading-value="0" style:font-size-asian="12pt" style:font-weight-asian="normal" style:font-size-complex="12pt" style:font-weight-complex="normal"/>
    </style:style>
    <style:style style:name="T65" style:family="text">
      <style:text-properties fo:font-variant="normal" fo:text-transform="none" fo:color="#000000" style:font-name="Gentium Basic" fo:font-size="12pt" fo:letter-spacing="normal" fo:font-style="normal" fo:text-shadow="none" fo:font-weight="normal" officeooo:rsid="004909a0" fo:background-color="#ffffff" loext:char-shading-value="0" style:font-size-asian="12pt" style:font-weight-asian="normal" style:font-size-complex="12pt" style:font-weight-complex="normal"/>
    </style:style>
    <style:style style:name="T66" style:family="text">
      <style:text-properties fo:font-variant="normal" fo:text-transform="none" fo:color="#000000" style:font-name="Gentium Basic" fo:font-size="12pt" fo:letter-spacing="normal" fo:font-style="normal" fo:text-shadow="none" fo:font-weight="normal" officeooo:rsid="004d5e22" fo:background-color="#ffffff" loext:char-shading-value="0" style:font-size-asian="12pt" style:font-weight-asian="normal" style:font-size-complex="12pt" style:font-weight-complex="normal"/>
    </style:style>
    <style:style style:name="T67" style:family="text">
      <style:text-properties fo:font-variant="normal" fo:text-transform="none" fo:color="#000000" style:font-name="Gentium Basic" fo:font-size="12pt" fo:letter-spacing="normal" fo:font-style="normal" fo:text-shadow="none" fo:font-weight="normal" officeooo:rsid="003cc6f6" fo:background-color="#ffffff" loext:char-shading-value="0" style:font-size-asian="12pt" style:font-size-complex="12pt"/>
    </style:style>
    <style:style style:name="T68" style:family="text">
      <style:text-properties fo:font-variant="normal" fo:text-transform="none" fo:color="#000000" style:font-name="Gentium Basic" fo:font-size="12pt" fo:letter-spacing="normal" fo:font-style="normal" fo:text-shadow="none" fo:font-weight="normal" officeooo:rsid="004a42ef" fo:background-color="#ffffff" loext:char-shading-value="0" style:font-size-asian="12pt" style:font-size-complex="12pt"/>
    </style:style>
    <style:style style:name="T69" style:family="text">
      <style:text-properties officeooo:rsid="003cd854"/>
    </style:style>
    <style:style style:name="T70" style:family="text">
      <style:text-properties officeooo:rsid="003efde1"/>
    </style:style>
    <style:style style:name="T71" style:family="text">
      <style:text-properties officeooo:rsid="000abb5a"/>
    </style:style>
    <style:style style:name="T72" style:family="text">
      <style:text-properties style:text-position="0% 100%" officeooo:rsid="0040eabf"/>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0<text:span text:style-name="T3">th</text:span> September 2015</text:p>
      <text:p text:style-name="P4"/>
      <text:p text:style-name="P4"/>
      <text:p text:style-name="P4"/>
      <text:p text:style-name="P4"/>
      <text:p text:style-name="P4"/>
      <text:p text:style-name="P4"/>
      <text:p text:style-name="P4"/>
      <text:p text:style-name="P4"/>
      <text:p text:style-name="P4"/>
      <text:p text:style-name="P4"/>
      <text:p text:style-name="P4"/>
      <text:p text:style-name="P11">Indian Institute of Information Technology, Vadodara</text:p>
      <text:p text:style-name="P3"/>
      <text:p text:style-name="P8">College <text:span text:style-name="T19">HR Management and </text:span>Payroll System</text:p>
      <text:p text:style-name="P12"/>
      <text:p text:style-name="P58">Technical Proposal</text:p>
      <text:p text:style-name="P9"/>
      <text:p text:style-name="P9"/>
      <text:p text:style-name="P10"><text:span text:style-name="T71">CS301 </text:span>Software Engineering Project – Autumn 2015</text:p>
      <text:p text:style-name="P3"/>
      <text:p text:style-name="P5">team #02 - ninEngineer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6">team #02 – ninEngineers:</text:p>
      <table:table table:name="Table1" table:style-name="Table1">
        <table:table-column table:style-name="Table1.A"/>
        <table:table-column table:style-name="Table1.B"/>
        <table:table-column table:style-name="Table1.C"/>
        <table:table-row>
          <table:table-cell table:style-name="Table1.A1" office:value-type="string">
            <text:p text:style-name="P17">Sr. No</text:p>
          </table:table-cell>
          <table:table-cell table:style-name="Table1.A1" office:value-type="string">
            <text:p text:style-name="P23">Roll No.</text:p>
          </table:table-cell>
          <table:table-cell table:style-name="Table1.C1" office:value-type="string">
            <text:p text:style-name="P23">Name</text:p>
          </table:table-cell>
        </table:table-row>
        <table:table-row>
          <table:table-cell table:style-name="Table1.A10" office:value-type="string">
            <text:p text:style-name="P19">01.</text:p>
          </table:table-cell>
          <table:table-cell table:style-name="Table1.B2" office:value-type="string">
            <text:p text:style-name="P19">201351005</text:p>
          </table:table-cell>
          <table:table-cell table:style-name="Table1.C2" office:value-type="string">
            <text:p text:style-name="P19">Abhijit Singh Panwar</text:p>
          </table:table-cell>
        </table:table-row>
        <table:table-row>
          <table:table-cell table:style-name="Table1.A3" office:value-type="string">
            <text:p text:style-name="P19">02.</text:p>
          </table:table-cell>
          <table:table-cell table:style-name="Table1.A3" office:value-type="string">
            <text:p text:style-name="P19">201351006</text:p>
          </table:table-cell>
          <table:table-cell table:style-name="Table1.C3" office:value-type="string">
            <text:p text:style-name="P19">Yash Choubey</text:p>
          </table:table-cell>
        </table:table-row>
        <table:table-row>
          <table:table-cell table:style-name="Table1.A10" office:value-type="string">
            <text:p text:style-name="P19">03.</text:p>
          </table:table-cell>
          <table:table-cell table:style-name="Table1.B4" office:value-type="string">
            <text:p text:style-name="P19">201351017</text:p>
          </table:table-cell>
          <table:table-cell table:style-name="Table1.C4" office:value-type="string">
            <text:p text:style-name="P19">Rahul Nalawade</text:p>
          </table:table-cell>
        </table:table-row>
        <table:table-row>
          <table:table-cell table:style-name="Table1.A3" office:value-type="string">
            <text:p text:style-name="P19">04.</text:p>
          </table:table-cell>
          <table:table-cell table:style-name="Table1.A3" office:value-type="string">
            <text:p text:style-name="P19">201351021</text:p>
          </table:table-cell>
          <table:table-cell table:style-name="Table1.C3" office:value-type="string">
            <text:p text:style-name="P24">Manu Sharma</text:p>
          </table:table-cell>
        </table:table-row>
        <table:table-row>
          <table:table-cell table:style-name="Table1.A10" office:value-type="string">
            <text:p text:style-name="P19">05.</text:p>
          </table:table-cell>
          <table:table-cell table:style-name="Table1.B6" office:value-type="string">
            <text:p text:style-name="P19">201351023</text:p>
          </table:table-cell>
          <table:table-cell table:style-name="Table1.C6" office:value-type="string">
            <text:p text:style-name="P19">Murtuza Bohra</text:p>
          </table:table-cell>
        </table:table-row>
        <table:table-row>
          <table:table-cell table:style-name="Table1.A3" office:value-type="string">
            <text:p text:style-name="P19">06.</text:p>
          </table:table-cell>
          <table:table-cell table:style-name="Table1.A3" office:value-type="string">
            <text:p text:style-name="P19">201351024</text:p>
          </table:table-cell>
          <table:table-cell table:style-name="Table1.C3" office:value-type="string">
            <text:p text:style-name="P19">Shalinee Singh</text:p>
          </table:table-cell>
        </table:table-row>
        <table:table-row>
          <table:table-cell table:style-name="Table1.A10" office:value-type="string">
            <text:p text:style-name="P19">07.</text:p>
          </table:table-cell>
          <table:table-cell table:style-name="Table1.B8" office:value-type="string">
            <text:p text:style-name="P19">201351030</text:p>
          </table:table-cell>
          <table:table-cell table:style-name="Table1.C8" office:value-type="string">
            <text:p text:style-name="P19">Ajay Shewale</text:p>
          </table:table-cell>
        </table:table-row>
        <table:table-row>
          <table:table-cell table:style-name="Table1.A3" office:value-type="string">
            <text:p text:style-name="P19">08.</text:p>
          </table:table-cell>
          <table:table-cell table:style-name="Table1.A3" office:value-type="string">
            <text:p text:style-name="P19">201352006</text:p>
          </table:table-cell>
          <table:table-cell table:style-name="Table1.C3" office:value-type="string">
            <text:p text:style-name="P19">Nitin Kumar Singh</text:p>
          </table:table-cell>
        </table:table-row>
        <table:table-row>
          <table:table-cell table:style-name="Table1.A10" office:value-type="string">
            <text:p text:style-name="P19">09.</text:p>
          </table:table-cell>
          <table:table-cell table:style-name="Table1.B10" office:value-type="string">
            <text:p text:style-name="P19">201352013</text:p>
          </table:table-cell>
          <table:table-cell table:style-name="Table1.C10" office:value-type="string">
            <text:p text:style-name="P19">Sameer Bhati</text:p>
          </table:table-cell>
        </table:table-row>
      </table:table>
      <text:p text:style-name="P25"/>
      <text:p text:style-name="P25"/>
      <text:p text:style-name="P25"/>
      <text:p text:style-name="P25">Author/ Reviewer:</text:p>
      <table:table table:name="Table3" table:style-name="Table3">
        <table:table-column table:style-name="Table3.A"/>
        <table:table-column table:style-name="Table3.B"/>
        <table:table-column table:style-name="Table3.C"/>
        <table:table-row>
          <table:table-cell table:style-name="Table3.A1" office:value-type="string">
            <text:p text:style-name="P18">Author/ Reviewer</text:p>
          </table:table-cell>
          <table:table-cell table:style-name="Table3.A1" office:value-type="string">
            <text:p text:style-name="P18">New Version</text:p>
          </table:table-cell>
          <table:table-cell table:style-name="Table3.C1" office:value-type="string">
            <text:p text:style-name="P18">Date</text:p>
          </table:table-cell>
        </table:table-row>
        <table:table-row>
          <table:table-cell table:style-name="Table3.A2" office:value-type="string">
            <text:p text:style-name="P22">Rahul Nalawade</text:p>
          </table:table-cell>
          <table:table-cell table:style-name="Table3.B2" office:value-type="string">
            <text:p text:style-name="P20">v1.0</text:p>
          </table:table-cell>
          <table:table-cell table:style-name="Table3.C2" office:value-type="string">
            <text:p text:style-name="P21"><text:span text:style-name="T72">08</text:span><text:span text:style-name="T4">th</text:span><text:span text:style-name="T72"> S</text:span>eptember 2015</text:p>
          </table:table-cell>
        </table:table-row>
        <table:table-row>
          <table:table-cell table:style-name="Table3.A3" office:value-type="string">
            <text:p text:style-name="P22">Shalinee Singh</text:p>
          </table:table-cell>
          <table:table-cell table:style-name="Table3.A3" office:value-type="string">
            <text:p text:style-name="P20">v1.1</text:p>
          </table:table-cell>
          <table:table-cell table:style-name="Table3.C3" office:value-type="string">
            <text:p text:style-name="P21"><text:span text:style-name="T72">09</text:span><text:span text:style-name="T4">th</text:span><text:span text:style-name="T72"> S</text:span>eptember 2015</text:p>
          </table:table-cell>
        </table:table-row>
        <table:table-row>
          <table:table-cell table:style-name="Table3.A4" office:value-type="string">
            <text:p text:style-name="P22">Manu Sharma</text:p>
          </table:table-cell>
          <table:table-cell table:style-name="Table3.A4" office:value-type="string">
            <text:p text:style-name="P20">v1.2</text:p>
          </table:table-cell>
          <table:table-cell table:style-name="Table3.C4" office:value-type="string">
            <text:p text:style-name="P21"><text:span text:style-name="T72">09</text:span><text:span text:style-name="T4">th</text:span><text:span text:style-name="T72"> S</text:span>eptember 2015</text:p>
          </table: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7"><text:soft-page-break/>Table of Contents</text:p>
      <text:p text:style-name="P2"/>
      <text:list xml:id="list4444587620989578936" text:style-name="L1">
        <text:list-item>
          <text:p text:style-name="P28"><text:span text:style-name="T7">Introduction . . . .</text:span> . . . . . . . . . . . . . . . . . . . . . . . . . . . . . . . . . . . . . . . . . . . . . . . . . . . . . . . . . . . . . . . . 0<text:span text:style-name="T61">3</text:span><text:line-break/></text:p>
        </text:list-item>
        <text:list-item>
          <text:p text:style-name="P28">Executive Summary . . . . . . . . . . . . . . . . . . . . . . . . . . . . . . . . . . . . . . . . . . . . . . . . . . . . . . . . . . . . . <text:s/>0<text:span text:style-name="T61">3</text:span><text:line-break/></text:p>
        </text:list-item>
        <text:list-item>
          <text:p text:style-name="P29">Project Description<text:span text:style-name="T5"> . . . . . . . . . . . . . . . . . . . . . . . . . . . . . . . . . . . . . . . . . . . . . . . . . . . . . . . . . . . . . . <text:s/></text:span>0<text:span text:style-name="T61">4</text:span><text:line-break/></text:p>
        </text:list-item>
        <text:list-item>
          <text:p text:style-name="P28">Project Plan/Schedule<text:line-break/></text:p>
          <text:list>
            <text:list-item>
              <text:p text:style-name="P28">Cost Estimation . . . . . . . . . . . . . . . . . . . . . . . . . . . . . . . . . . . . . . . . . . . . . . . . . . . . . . . . . . . . . . 0<text:span text:style-name="T69">5</text:span><text:line-break/></text:p>
            </text:list-item>
            <text:list-item>
              <text:p text:style-name="P28">Schedule and milestone determination . . . . . . . . . . . . . . . . . . . . . . . . . . . . . . . . . . . . . . . . . 0<text:span text:style-name="T69">5</text:span><text:line-break/></text:p>
            </text:list-item>
            <text:list-item>
              <text:p text:style-name="P28">Project Staffing . . . . . . . . . . . . . . . . . . . . . . . . . . . . . . . . . . . . . . . . . . . . . . . . . . . . . . . . . . . . . . <text:s/>0<text:span text:style-name="T69">6</text:span><text:line-break/></text:p>
            </text:list-item>
            <text:list-item>
              <text:p text:style-name="P28">Quality Control . . . . . . . . . . . . . . . . . . . . . . . . . . . . . . . . . . . . . . . . . . . . . . . . . . . . . . . . . . . . . . <text:s/>06<text:line-break/></text:p>
            </text:list-item>
          </text:list>
        </text:list-item>
        <text:list-item>
          <text:p text:style-name="P28">Project Management and Structure . . . . . . . . . . . . . . . . . . . . . . . . . . . . . . . . . . . . . . . . . . . . . . . . <text:span text:style-name="T70">06</text:span><text:line-break/></text:p>
        </text:list-item>
        <text:list-item>
          <text:p text:style-name="P28">Maintenance Plan . . . . . . . . . . . . . . . . . . . . . . . . . . . . . . . . . . . . . . . . . . . . . . . . . . . . . . . . . . . . . . . <text:s/><text:span text:style-name="T70">06</text:span><text:line-break/></text:p>
        </text:list-item>
        <text:list-item>
          <text:p text:style-name="P28">Socio-Economic Benefits . . . . . . . . . . . . . . . . . . . . . . . . . . . . . . . . . . . . . . . . . . . . . . . . . . . . . . . . . <text:s/><text:span text:style-name="T70">06</text:span><text:line-break/></text:p>
        </text:list-item>
        <text:list-item>
          <text:p text:style-name="P28"><text:span text:style-name="T61">References</text:span> . . . . . . . . . . . . . . . . . . . . . . . . . . . . . . . . . . . . . . . . . . . . . . . . . . . . . . . . . . . . . . . . . . . . . . <text:span text:style-name="T70">07</text:span><text:line-break/></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232711373844208" text:continue-list="list4444587620989578936" text:style-name="L1">
        <text:list-item text:start-value="1">
          <text:p text:style-name="P37"><text:soft-page-break/><text:span text:style-name="T7">Introduction</text:span><text:line-break/><text:span text:style-name="T36"><text:line-break/></text:span><text:span text:style-name="T38">We, as future software engineers, </text:span><text:span text:style-name="T39">want to develop a software solution to address the effort and time-consuming manual operations of existing </text:span><text:span text:style-name="T40">p</text:span><text:span text:style-name="T39">ayroll management by incorporating the software engineering practices.</text:span></text:p>
          <text:p text:style-name="P30"><text:span text:style-name="T9"><text:line-break/></text:span><text:span text:style-name="T10">Payroll system is the heart of </text:span><text:span text:style-name="T11">the</text:span><text:span text:style-name="T10"> </text:span><text:span text:style-name="T11">h</text:span><text:span text:style-name="T10">uman </text:span><text:span text:style-name="T11">r</text:span><text:span text:style-name="T10">esource </text:span><text:span text:style-name="T12">management</text:span><text:span text:style-name="T10"> system of an organisation. </text:span><text:span text:style-name="T13">And there are lots of HR and </text:span><text:span text:style-name="T11">p</text:span><text:span text:style-name="T13">ayroll management systems that serve organisations under different circumstances. But, most of them are static and require modifications according to the organisational needs.<text:line-break/></text:span></text:p>
          <text:p text:style-name="P30"><text:span text:style-name="T13">Our </text:span><text:span text:style-name="T11">i</text:span><text:span text:style-name="T13">nstitute is in its developing phase </text:span><text:span text:style-name="T11">a</text:span><text:span text:style-name="T13">nd the existing HR and </text:span><text:span text:style-name="T11">p</text:span><text:span text:style-name="T13">ayroll </text:span><text:span text:style-name="T11">s</text:span><text:span text:style-name="T13">ystem is managed manually by the administration. Besides, </text:span><text:span text:style-name="T14">current course on Software Engineering expects us to do a project that will help our institute somehow. </text:span><text:span text:style-name="T15">The objective is to provide a system which manages the employee details, the </text:span><text:span text:style-name="T11">p</text:span><text:span text:style-name="T15">ayroll activity done in the college depending upon the employees attendance and its calculation, which is very huge. The administration </text:span><text:span text:style-name="T12">staff</text:span><text:span text:style-name="T15"> will consume less amount of time through </text:span><text:span text:style-name="T12">this </text:span><text:span text:style-name="T15">computerised system rather than working manually. </text:span></text:p>
          <text:p text:style-name="P30"/>
          <text:p text:style-name="P52"><text:span text:style-name="T53">The system will take care of all the payroll activities like managing each employee’s attendance, the number of leaves taken by that particular employee and calculati</text:span><text:span text:style-name="T54">ng the salary</text:span><text:span text:style-name="T53"> in a very quick manner and </text:span><text:span text:style-name="T55">avoiding</text:span><text:span text:style-name="T53"> miscalculations.<text:line-break/><text:line-break/>Data stor</text:span><text:span text:style-name="T54">age</text:span><text:span text:style-name="T53"> </text:span><text:span text:style-name="T54">would be</text:span><text:span text:style-name="T53"> easier. Paper work will be reduced and the college staff could spend more time in the progress of institute rather than on this </text:span><text:span text:style-name="T54">tedious</text:span><text:span text:style-name="T53"> work. The system would be user friendly and easy to use. All the important data will be stored in the database which will be secured through two step authentication.</text:span><text:span text:style-name="T32"><text:line-break/></text:span></text:p>
          <text:p text:style-name="P51"><text:line-break/></text:p>
        </text:list-item>
        <text:list-item>
          <text:p text:style-name="P38">Executive Summary<text:line-break/><text:span text:style-name="T35"><text:line-break/></text:span><text:span text:style-name="T41">A</text:span><text:span text:style-name="T42">ssist</text:span><text:span text:style-name="T41">ance</text:span><text:span text:style-name="T42"> and ease </text:span><text:span text:style-name="T41">of </text:span><text:span text:style-name="T42">the workload of the admin</text:span><text:span text:style-name="T40">i</text:span><text:span text:style-name="T42">strative staff of the Indian Institute of Information Technology Vadodara (IIITV) is the main goal of the software solution we </text:span><text:span text:style-name="T43">are providing. </text:span></text:p>
          <text:p text:style-name="P32"/>
          <text:p text:style-name="P31"><text:span text:style-name="T17">A user friendly quality product would be our top priority throughout this development. </text:span><text:span text:style-name="T18">W</text:span><text:span text:style-name="T17">e would be able to make a comprehensive system with customizable parameters to compute various pays and salaries </text:span><text:span text:style-name="T18">through web application</text:span><text:span text:style-name="T17">. We would also keep a close check on efficient data manipulation, data security, and design a simple but elegant user-interface.</text:span><text:span text:style-name="T9"><text:line-break/><text:line-break/><text:line-break/><text:line-break/></text:span><text:span text:style-name="T8"><text:line-break/><text:line-break/><text:line-break/><text:line-break/><text:line-break/></text:span></text:p>
        </text:list-item>
        <text:list-item>
          <text:p text:style-name="P57"><text:soft-page-break/><text:span text:style-name="T31">Project Description<text:line-break/></text:span><text:span text:style-name="T27"><text:line-break/></text:span><text:span text:style-name="T23">The payroll system for IIITV will calculate the monthly payrolls of all the employess of the institute, which includes two different types of employees, </text:span><text:span text:style-name="T24">the administrative employees and the teaching staff. It will also manage the human resource activities.<text:line-break/><text:line-break/>The design of the system includes a general database with the following attributes:</text:span></text:p>
          <text:list>
            <text:list-item>
              <text:p text:style-name="P33">New Registration</text:p>
            </text:list-item>
            <text:list-item>
              <text:p text:style-name="P33">Login Details</text:p>
            </text:list-item>
            <text:list-item>
              <text:p text:style-name="P33">User Details</text:p>
            </text:list-item>
            <text:list-item>
              <text:p text:style-name="P33">New Records</text:p>
            </text:list-item>
            <text:list-item>
              <text:p text:style-name="P33">Delete Records </text:p>
            </text:list-item>
            <text:list-item>
              <text:p text:style-name="P33">Salary Information</text:p>
            </text:list-item>
            <text:list-item>
              <text:p text:style-name="P33">Edit Salary</text:p>
            </text:list-item>
            <text:list-item>
              <text:p text:style-name="P33">Delete Salary<text:line-break/><text:line-break/></text:p>
            </text:list-item>
          </text:list>
          <text:p text:style-name="P34">The payroll system will have the following attributes for all the employees:</text:p>
          <text:list text:continue-numbering="true">
            <text:list-item>
              <text:p text:style-name="P34">Employee ID</text:p>
            </text:list-item>
            <text:list-item>
              <text:p text:style-name="P34">Employee Name</text:p>
            </text:list-item>
            <text:list-item>
              <text:p text:style-name="P34">Employee Category</text:p>
            </text:list-item>
            <text:list-item>
              <text:p text:style-name="P34">PAN Number</text:p>
            </text:list-item>
            <text:list-item>
              <text:p text:style-name="P34">Bank Account Details</text:p>
            </text:list-item>
            <text:list-item>
              <text:p text:style-name="P34">Grade</text:p>
            </text:list-item>
            <text:list-item>
              <text:p text:style-name="P34">Basic Pay</text:p>
            </text:list-item>
            <text:list-item>
              <text:p text:style-name="P34">Allowances</text:p>
            </text:list-item>
            <text:list-item>
              <text:p text:style-name="P34">Deductions</text:p>
            </text:list-item>
            <text:list-item>
              <text:p text:style-name="P34">Increments</text:p>
            </text:list-item>
            <text:list-item>
              <text:p text:style-name="P34">Bonus<text:line-break/></text:p>
            </text:list-item>
          </text:list>
          <text:p text:style-name="P34">The human resource management system will have the following attributes for all the employees:</text:p>
          <text:list text:continue-numbering="true">
            <text:list-item>
              <text:p text:style-name="P34">Employee ID</text:p>
            </text:list-item>
            <text:list-item>
              <text:p text:style-name="P34">Employee Name</text:p>
            </text:list-item>
            <text:list-item>
              <text:p text:style-name="P34">Employee Category</text:p>
            </text:list-item>
            <text:list-item>
              <text:p text:style-name="P34">Grade</text:p>
            </text:list-item>
            <text:list-item>
              <text:p text:style-name="P34">Basic Pay</text:p>
            </text:list-item>
            <text:list-item>
              <text:p text:style-name="P34">Allowances</text:p>
            </text:list-item>
            <text:list-item>
              <text:p text:style-name="P34">Employee Category</text:p>
            </text:list-item>
            <text:list-item>
              <text:p text:style-name="P34">Increment Year</text:p>
            </text:list-item>
            <text:list-item>
              <text:p text:style-name="P34">Year when bonus or promotion granted</text:p>
            </text:list-item>
          </text:list>
          <text:p text:style-name="P34"/>
          <text:p text:style-name="P34"/>
          <text:p text:style-name="P36"><text:line-break/><text:line-break/><text:line-break/><text:line-break/><text:line-break/><text:soft-page-break/><text:span text:style-name="T33">Features:</text:span></text:p>
          <text:p text:style-name="P36"/>
          <text:p text:style-name="P33"><text:span text:style-name="T59">Registration</text:span><text:span text:style-name="T58">:</text:span><text:span text:style-name="T56"> As</text:span> soon as the new employee joins the college, a unique username and password <text:span text:style-name="T57">is provided </text:span>to him <text:span text:style-name="T57">by the Admin</text:span>.</text:p>
          <text:p text:style-name="P33"/>
          <text:p text:style-name="P35"><text:span text:style-name="T59">Workdays</text:span><text:span text:style-name="T58">:</text:span><text:span text:style-name="T56"> The</text:span> authority to add the total number of working days of the college per month lies with the Admin.</text:p>
          <text:p text:style-name="P35"/>
          <text:p text:style-name="P35"><text:span text:style-name="T59">Calculation of Salary</text:span><text:span text:style-name="T58">:</text:span> The attendance of each employee is recorded and their salary is calculated on the basis of the leaves they have taken. A payslip will be generated as soon as the salary is paid to the employee.</text:p>
          <text:p text:style-name="P35"/>
          <text:p text:style-name="P35"><text:span text:style-name="T59">Salary Report</text:span><text:span text:style-name="T58">:</text:span> The previous salary record and the payslip details are saved so that whenever an user wants to look through the salary given to an employee for any particular month or year, he can easily do so.</text:p>
          <text:p text:style-name="P35"/>
          <text:p text:style-name="P56"><text:span text:style-name="T28">Logout</text:span><text:span text:style-name="T29">:</text:span><text:span text:style-name="T25"> After logging out of the application, further operations cannot be performed.</text:span><text:span text:style-name="T26"><text:line-break/></text:span><text:span text:style-name="T30"><text:line-break/></text:span></text:p>
        </text:list-item>
        <text:list-item>
          <text:p text:style-name="P39">Project Plan/Schedule<text:line-break/></text:p>
        </text:list-item>
      </text:list>
      <text:list xml:id="list4411244224209617779" text:style-name="L2">
        <text:list-item>
          <text:list>
            <text:list-item>
              <text:p text:style-name="P53"><text:span text:style-name="T32">Cost Estimation<text:line-break/><text:line-break/></text:span><text:span text:style-name="T48">We, as a part of this </text:span><text:span text:style-name="T46">i</text:span><text:span text:style-name="T48">nstitute, would be using the resources available within the </text:span><text:span text:style-name="T46">i</text:span><text:span text:style-name="T48">nstitute </text:span><text:span text:style-name="T49">efficiently and </text:span><text:span text:style-name="T48">judiciously. </text:span><text:span text:style-name="T46">W</text:span><text:span text:style-name="T48">e </text:span><text:span text:style-name="T50">are aware of the fact</text:span><text:span text:style-name="T48"> that quality</text:span><text:span text:style-name="T43"> </text:span><text:span text:style-name="T48">product would only be developed with proper planning and disciplin</text:span><text:span text:style-name="T41">e.</text:span><text:span text:style-name="T48"> In this regard, our team has already chalked out the various necessary stages of the entire project. </text:span><text:span text:style-name="T49">B</text:span><text:span text:style-name="T48">ut, what is required </text:span><text:span text:style-name="T46">the most </text:span><text:span text:style-name="T48">is the support and coordination from the </text:span><text:span text:style-name="T49">ad</text:span><text:span text:style-name="T48">ministrati</text:span><text:span text:style-name="T46">ve</text:span><text:span text:style-name="T48"> </text:span><text:span text:style-name="T49">staff</text:span><text:span text:style-name="T48"> of the </text:span><text:span text:style-name="T46">i</text:span><text:span text:style-name="T48">nstitute.</text:span><text:span text:style-name="T6"> </text:span><text:span text:style-name="T32"><text:line-break/></text:span></text:p>
            </text:list-item>
            <text:list-item>
              <text:p text:style-name="P42">Schedule and Milestone determination<text:line-break/><text:line-break/></text:p>
            </text:list-item>
          </text:list>
        </text:list-item>
      </text:list>
      <table:table table:name="Table2" table:style-name="Table2">
        <table:table-column table:style-name="Table2.A"/>
        <table:table-column table:style-name="Table2.B"/>
        <table:table-row>
          <table:table-cell table:style-name="Table2.A1" office:value-type="string">
            <text:p text:style-name="P16">Stage </text:p>
          </table:table-cell>
          <table:table-cell table:style-name="Table2.B1" office:value-type="string">
            <text:p text:style-name="P16">Projected timeline</text:p>
          </table:table-cell>
        </table:table-row>
        <table:table-row>
          <table:table-cell table:style-name="Table2.A2" office:value-type="string">
            <text:p text:style-name="P13">1. Requirement gathering</text:p>
          </table:table-cell>
          <table:table-cell table:style-name="Table2.B2" office:value-type="string">
            <text:p text:style-name="P15">02-09-2015 to 09-09-2015</text:p>
          </table:table-cell>
        </table:table-row>
        <table:table-row>
          <table:table-cell table:style-name="Table2.A2" office:value-type="string">
            <text:p text:style-name="P13">2. <text:span text:style-name="T60">Requirement Analysis and Test cases</text:span></text:p>
          </table:table-cell>
          <table:table-cell table:style-name="Table2.B2" office:value-type="string">
            <text:p text:style-name="P15">10-09-2015 to 16-09-2015</text:p>
          </table:table-cell>
        </table:table-row>
        <table:table-row>
          <table:table-cell table:style-name="Table2.A2" office:value-type="string">
            <text:p text:style-name="P14">3. SRS Documentation</text:p>
          </table:table-cell>
          <table:table-cell table:style-name="Table2.B2" office:value-type="string">
            <text:p text:style-name="P15">17-09-2015 to 23-09-2015</text:p>
          </table:table-cell>
        </table:table-row>
        <table:table-row>
          <table:table-cell table:style-name="Table2.A2" office:value-type="string">
            <text:p text:style-name="P14">4. Structural Design of modules</text:p>
          </table:table-cell>
          <table:table-cell table:style-name="Table2.B2" office:value-type="string">
            <text:p text:style-name="P15">24-09-2015 to 30-09-2015</text:p>
          </table:table-cell>
        </table:table-row>
        <table:table-row>
          <table:table-cell table:style-name="Table2.A2" office:value-type="string">
            <text:p text:style-name="P14">5. Coding and Testing, Integration</text:p>
          </table:table-cell>
          <table:table-cell table:style-name="Table2.B2" office:value-type="string">
            <text:p text:style-name="P15">01-10-2015 to 27-10-2015</text:p>
          </table:table-cell>
        </table:table-row>
        <table:table-row>
          <table:table-cell table:style-name="Table2.A2" office:value-type="string">
            <text:p text:style-name="P14">6. Final Testing</text:p>
          </table:table-cell>
          <table:table-cell table:style-name="Table2.B2" office:value-type="string">
            <text:p text:style-name="P15">28-10-2015 to 05-11-2015</text:p>
          </table:table-cell>
        </table:table-row>
      </table:table>
      <text:list xml:id="list232711452017252" text:continue-numbering="true" text:style-name="L2">
        <text:list-item>
          <text:list>
            <text:list-header>
              <text:p text:style-name="P42"><text:line-break/><text:line-break/><text:line-break/><text:line-break/><text:line-break/></text:p>
            </text:list-header>
            <text:list-item>
              <text:p text:style-name="P54"><text:soft-page-break/><text:span text:style-name="T32">Project Staffing<text:line-break/></text:span><text:span text:style-name="T37"><text:line-break/></text:span><text:span text:style-name="T44">Th</text:span><text:span text:style-name="T45">e group has been divided <text:s/>in three </text:span><text:span text:style-name="T46">s</text:span><text:span text:style-name="T45">ubgroups. One will look after the front-end design of website. Other team will look after its back-end and the third team would be engaged in database modelling and testing. </text:span><text:span text:style-name="T44">The rest of the part of the software development process would be undertaken by the team as a whole. </text:span><text:span text:style-name="T45">Furthermore each team-member is also assigned a particular </text:span><text:span text:style-name="T47">task </text:span><text:span text:style-name="T45">with a deadline to complete. </text:span><text:span text:style-name="T47">The whole work will be phase wise monitored to ensure the timeliness delivery of the project.</text:span><text:span text:style-name="T37"><text:line-break/></text:span></text:p>
            </text:list-item>
            <text:list-item>
              <text:p text:style-name="P55"><text:span text:style-name="T34">Quality Control<text:line-break/><text:line-break/></text:span><text:span text:style-name="T51">Our top priority would be the delivery of a quality produt.</text:span><text:span text:style-name="T45"> The system's security and integrity would </text:span><text:span text:style-name="T46">be </text:span><text:span text:style-name="T47">ensured at every phase and in the end. </text:span><text:span text:style-name="T52">We have already chalked out number of test cases to figure out system's accuracy, efficiency and integrity. Furthermore, </text:span><text:span text:style-name="T51">each module will be separately tested for any errors or inefficiencies. Once detected, they would be removed to make the system stable and accurate.<text:line-break/><text:line-break/>Despite all the precautions,</text:span><text:span text:style-name="T52"> certain errors can deliberately creep in. </text:span><text:span text:style-name="T51">S</text:span><text:span text:style-name="T52">o we will ensur</text:span><text:span text:style-name="T51">e</text:span><text:span text:style-name="T52"> that system testing would be done by </text:span><text:span text:style-name="T51">people</text:span><text:span text:style-name="T52"> other than team members, including </text:span><text:span text:style-name="T46">the </text:span><text:span text:style-name="T52">administrative staff.</text:span></text:p>
              <text:p text:style-name="P43"><text:line-break/></text:p>
            </text:list-item>
          </text:list>
        </text:list-item>
      </text:list>
      <text:list xml:id="list232711740548324" text:continue-list="list232711373844208" text:style-name="L1">
        <text:list-item>
          <text:p text:style-name="P39">Project Management and Structure<text:line-break/><text:line-break/><text:line-break/><text:line-break/></text:p>
        </text:list-item>
        <text:list-item>
          <text:p text:style-name="P40">Maintenance Plan<text:line-break/><text:line-break/><text:span text:style-name="T21">A user manual would be provided to give </text:span><text:span text:style-name="T20">the</text:span><text:span text:style-name="T21"> idea </text:span><text:span text:style-name="T20">of</text:span><text:span text:style-name="T21"> how to use the system. It would contain brief idea of every functionality of the software. Apart from that the whole team will be closely monitoring the system for any error during its deployment phase. </text:span><text:span text:style-name="T22">After deploying the system, a backup database would also be created in order to come out of system-failure situation from time to time.<text:line-break/>However we will try to make our software more flexible so that incorporating the changes would not prove to be a difficult task.</text:span><text:line-break/></text:p>
        </text:list-item>
        <text:list-item>
          <text:p text:style-name="P40">Socio-Economic Benefits<text:line-break/></text:p>
        </text:list-item>
      </text:list>
      <text:list xml:id="list6142967246205434496" text:style-name="L3">
        <text:list-item>
          <text:list>
            <text:list-item>
              <text:p text:style-name="P44"><text:span text:style-name="T60">Cost effective<text:line-break/><text:line-break/></text:span><text:span text:style-name="T66">As the software we are creating is a part of our course, there would not be any overhead in the form of cost incurring for building the software. Besides that, the software will be self-sustaining.</text:span><text:span text:style-name="T60"><text:line-break/><text:line-break/><text:line-break/><text:line-break/></text:span></text:p>
            </text:list-item>
          </text:list>
        </text:list-item>
      </text:list>
      <text:list xml:id="list5586045613619779650" text:style-name="L4">
        <text:list-item>
          <text:list>
            <text:list-item>
              <text:p text:style-name="P45"><text:soft-page-break/><text:span text:style-name="T61">Readymade payslips<text:line-break/><text:line-break/></text:span><text:span text:style-name="T63">Creating payslips for each and every employee takes up a lot of time and effort. By this software, m</text:span><text:span text:style-name="T66">anual labour to create the payslips for each employee will be reduced. </text:span><text:span text:style-name="T63">The payroll software would do the necessary calculations and create the payslips at the end of the month.</text:span><text:span text:style-name="T61"><text:line-break/></text:span></text:p>
            </text:list-item>
          </text:list>
        </text:list-item>
      </text:list>
      <text:list xml:id="list8904782352963571717" text:style-name="L5">
        <text:list-item>
          <text:list>
            <text:list-item>
              <text:p text:style-name="P46"><text:span text:style-name="T61">Saves Time<text:line-break/><text:line-break/></text:span><text:span text:style-name="T64">It obviously takes extra time and extra resources for a </text:span><text:span text:style-name="T65">college</text:span><text:span text:style-name="T64"> to manage its own payroll </text:span><text:span text:style-name="T65">manually</text:span><text:span text:style-name="T64">, but as far as in house management is concerned, payroll software helps to speed every aspect of the payroll process with a range of automated features.</text:span><text:span text:style-name="T61"><text:line-break/></text:span></text:p>
            </text:list-item>
          </text:list>
        </text:list-item>
      </text:list>
      <text:list xml:id="list6530957908393078051" text:style-name="L6">
        <text:list-item>
          <text:list>
            <text:list-item>
              <text:p text:style-name="P47"><text:span text:style-name="T61">Reliable Security<text:line-break/><text:line-break/></text:span><text:span text:style-name="T67">By managing payroll <text:s/>with <text:s/>software, a </text:span><text:span text:style-name="T68">college</text:span><text:span text:style-name="T67"> removes the uncertainty that comes with the sending of private employee information to a third party. You will still need to consider the security of your own IT systems however, though you can be sure with a good payroll solution will accord with the highest IT security standards.</text:span><text:span text:style-name="T61"><text:line-break/></text:span></text:p>
            </text:list-item>
          </text:list>
        </text:list-item>
      </text:list>
      <text:list xml:id="list3055923496676910581" text:style-name="L7">
        <text:list-item>
          <text:list>
            <text:list-item>
              <text:p text:style-name="P48"><text:span text:style-name="T61">Precise Computations</text:span><text:line-break/><text:line-break/><text:span text:style-name="T62">It is easy to make mistakes when you manage aspects of payroll manually, but with the right payroll management solution it becomes much more difficult to make such mistakes. Comprehensive validation procedures and checks stop you from entering the wrong information.</text:span><text:line-break/></text:p>
            </text:list-item>
          </text:list>
        </text:list-item>
      </text:list>
      <text:list xml:id="list4790332112993078299" text:style-name="L8">
        <text:list-item>
          <text:list>
            <text:list-item>
              <text:p text:style-name="P49"><text:span text:style-name="T61">User Friendly<text:line-break/><text:line-break/></text:span><text:span text:style-name="T64">When the right software is used and the payroll demands are modest, anyone with a good understanding of IT can manage a company’s payroll requirements effectively. This is good for smaller businesses that want flexibility.</text:span><text:span text:style-name="T61"><text:line-break/></text:span></text:p>
            </text:list-item>
          </text:list>
        </text:list-item>
      </text:list>
      <text:list xml:id="list7441400088175848069" text:style-name="L9">
        <text:list-item>
          <text:list>
            <text:list-item>
              <text:p text:style-name="P50"><text:span text:style-name="T61">Compatibility &amp; Multi device access</text:span><text:line-break/><text:line-break/><text:span text:style-name="T63">As the institute will grow, it will be difficult for single person to handle all the account details and the payments. To facilitate the access of the system to many admins, this software would provide online access to the staff who will possess their username and password. As this system will be accessible to many people at a time, it will be easier to manage the whole organization's payroll.</text:span><text:line-break/></text:p>
            </text:list-item>
          </text:list>
        </text:list-item>
      </text:list>
      <text:list xml:id="list232710241806000" text:continue-list="list232711740548324" text:style-name="L1">
        <text:list-item>
          <text:p text:style-name="P41"><text:span text:style-name="T61">References</text:span><text:line-break/><text:span text:style-name="T9"><text:line-break/></text:span><text:span text:style-name="T16">1. <text:tab/>Proposal writing slides by Prof. Asim Banerjee – Technical Writing</text:span><text:span text:style-name="T9"><text:line-break/></text:span><text:span text:style-name="T16">2.<text:tab/>ABILIS Manual 1. Project Proposal Writing ISBN 952-5526-00-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Gentium Basic" svg:font-family="'Gentium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Gentium Basic" officeooo:rsid="0020fd3a" officeooo:paragraph-rsid="0020fd3a"/>
    </style:style>
    <style:style style:name="MT1" style:family="text">
      <style:text-properties officeooo:rsid="0040eabf"/>
    </style:style>
    <style:style style:name="MT2" style:family="text">
      <style:text-properties officeooo:rsid="002560ab"/>
    </style:style>
    <style:page-layout style:name="Mpm1">
      <style:page-layout-properties fo:page-width="21.001cm" fo:page-height="29.7cm" style:num-format="1" style:print-orientation="portrait" fo:margin-top="2cm" fo:margin-bottom="2cm" fo:margin-left="2cm" fo:margin-right="2.006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n</text:span>inEngineers – <text:span text:style-name="MT1">Proposal v1.2</text:span><text:tab/><text:tab/><text:span text:style-name="MT2">0</text:span><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00:42:58.880566840</meta:creation-date>
    <dc:date>2015-11-17T23:27:09.509066490</dc:date>
    <meta:editing-duration>PT6H33M57S</meta:editing-duration>
    <meta:editing-cycles>21</meta:editing-cycles>
    <meta:generator>LibreOffice/4.2.8.2$Linux_X86_64 LibreOffice_project/420m0$Build-2</meta:generator>
    <meta:document-statistic meta:table-count="3" meta:image-count="0" meta:object-count="0" meta:page-count="8" meta:paragraph-count="140" meta:word-count="2238" meta:character-count="11048" meta:non-whitespace-character-count="8906"/>
  </office:meta>
</office:document-meta>
</file>